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1.15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88cm solid #000000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35cm solid #000000"/>
    </style:style>
  </office:automatic-styles>
  <office:body>
    <office:spreadsheet>
      <table:table table:name="Sheet1" table:style-name="ta1" table:print="false">
        <table:table-column table:style-name="co2" table:visibility="collapse" table:default-cell-style-name="ce3"/>
        <table:table-column table:style-name="co3" table:default-cell-style-name="ce3"/>
        <table:table-column table:style-name="co4" table:number-columns-repeated="2" table:default-cell-style-name="ce9"/>
        <table:table-column table:style-name="co6" table:default-cell-style-name="ce9"/>
        <table:table-row table:style-name="ro3">
          <table:table-cell table:style-name="ce1"/>
          <table:table-cell table:style-name="ce4" office:value-type="string">
            <text:p>2011-12</text:p>
          </table:table-cell>
          <table:table-cell table:style-name="Default" table:number-columns-repeated="3"/>
        </table:table-row>
        <table:table-row table:style-name="ro3">
          <table:table-cell table:style-name="ce1"/>
          <table:table-cell table:style-name="ce4" office:value-type="string">
            <text:p>20355 - Aplicacions Estadístiques</text:p>
          </table:table-cell>
          <table:table-cell table:style-name="Default" table:number-columns-repeated="3"/>
        </table:table-row>
        <table:table-row table:style-name="ro3">
          <table:table-cell table:style-name="ce1"/>
          <table:table-cell table:style-name="ce4" office:value-type="string">
            <text:p>Grup 6, 2S</text:p>
          </table:table-cell>
          <table:table-cell table:style-name="Default" table:number-columns-repeated="3"/>
        </table:table-row>
        <table:table-row table:style-name="ro3">
          <table:table-cell table:style-name="ce1"/>
          <table:table-cell table:style-name="ce4"/>
          <table:table-cell table:style-name="Default" table:number-columns-repeated="3"/>
        </table:table-row>
        <table:table-row table:style-name="ro3">
          <table:table-cell table:style-name="ce1" office:value-type="string">
            <text:p>NO</text:p>
          </table:table-cell>
          <table:table-cell table:style-name="ce5" office:value-type="string">
            <text:p>NOTES CONTROL 2</text:p>
          </table:table-cell>
          <table:table-cell table:style-name="Default" table:number-columns-repeated="3"/>
        </table:table-row>
        <table:table-row table:style-name="ro3">
          <table:table-cell table:style-name="ce1"/>
          <table:table-cell table:style-name="ce6"/>
          <table:table-cell table:style-name="Default" table:number-columns-repeated="3"/>
        </table:table-row>
        <table:table-row table:style-name="ro3">
          <table:table-cell table:style-name="ce2" office:value-type="string">
            <text:p>Identificació</text:p>
          </table:table-cell>
          <table:table-cell table:style-name="ce7" office:value-type="string">
            <text:p>Nom</text:p>
          </table:table-cell>
          <table:table-cell table:style-name="ce8" office:value-type="string">
            <text:p>P1</text:p>
          </table:table-cell>
          <table:table-cell table:style-name="ce8" office:value-type="string">
            <text:p>P2</text:p>
          </table:table-cell>
          <table:table-cell table:style-name="ce8" office:value-type="string">
            <text:p>Nota</text:p>
          </table:table-cell>
        </table:table-row>
        <table:table-row table:style-name="ro2">
          <table:table-cell office:value-type="string">
            <text:p>43228357H</text:p>
          </table:table-cell>
          <table:table-cell office:value-type="string">
            <text:p>Abril Monserrat, Anton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IF(OR([.C8]&lt;&gt;&quot;&quot;;[.D8]&lt;&gt;&quot;&quot;);[.C8]+[.D8];&quot;&quot;)" office:value-type="float" office:value="6">
            <text:p>6</text:p>
          </table:table-cell>
        </table:table-row>
        <table:table-row table:style-name="ro2">
          <table:table-cell office:value-type="string">
            <text:p>43182919M</text:p>
          </table:table-cell>
          <table:table-cell office:value-type="string">
            <text:p>Albert Ríos, Bore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OR([.C9]&lt;&gt;&quot;&quot;;[.D9]&lt;&gt;&quot;&quot;);[.C9]+[.D9];&quot;&quot;)" office:value-type="float" office:value="5">
            <text:p>5</text:p>
          </table:table-cell>
        </table:table-row>
        <table:table-row table:style-name="ro2">
          <table:table-cell office:value-type="string">
            <text:p>43163346M</text:p>
          </table:table-cell>
          <table:table-cell office:value-type="string">
            <text:p>Amengual Llofriu, Lucas</text:p>
          </table:table-cell>
          <table:table-cell table:number-columns-repeated="2"/>
          <table:table-cell table:formula="of:=IF(OR([.C10]&lt;&gt;&quot;&quot;;[.D10]&lt;&gt;&quot;&quot;);[.C10]+[.D10];&quot;&quot;)">
            <text:p/>
          </table:table-cell>
        </table:table-row>
        <table:table-row table:style-name="ro2">
          <table:table-cell office:value-type="string">
            <text:p>43151946J</text:p>
          </table:table-cell>
          <table:table-cell office:value-type="string">
            <text:p>Amengual Malondra, Joan Sebastià</text:p>
          </table:table-cell>
          <table:table-cell/>
          <table:table-cell office:value-type="float" office:value="0.5">
            <text:p>0,5</text:p>
          </table:table-cell>
          <table:table-cell table:formula="of:=IF(OR([.C11]&lt;&gt;&quot;&quot;;[.D11]&lt;&gt;&quot;&quot;);[.C11]+[.D11];&quot;&quot;)" office:value-type="float" office:value="0.5">
            <text:p>0,5</text:p>
          </table:table-cell>
        </table:table-row>
        <table:table-row table:style-name="ro2">
          <table:table-cell office:value-type="string">
            <text:p>43053580H</text:p>
          </table:table-cell>
          <table:table-cell office:value-type="string">
            <text:p>Batle Vidal, Gabriel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formula="of:=IF(OR([.C12]&lt;&gt;&quot;&quot;;[.D12]&lt;&gt;&quot;&quot;);[.C12]+[.D12];&quot;&quot;)" office:value-type="float" office:value="5">
            <text:p>5</text:p>
          </table:table-cell>
        </table:table-row>
        <table:table-row table:style-name="ro2">
          <table:table-cell office:value-type="string">
            <text:p>37341615B</text:p>
          </table:table-cell>
          <table:table-cell office:value-type="string">
            <text:p>Cabanillas González, Sandra</text:p>
          </table:table-cell>
          <table:table-cell table:number-columns-repeated="2" office:value-type="float" office:value="0">
            <text:p>0</text:p>
          </table:table-cell>
          <table:table-cell table:formula="of:=IF(OR([.C13]&lt;&gt;&quot;&quot;;[.D13]&lt;&gt;&quot;&quot;);[.C13]+[.D13];&quot;&quot;)" office:value-type="float" office:value="0">
            <text:p>0</text:p>
          </table:table-cell>
        </table:table-row>
        <table:table-row table:style-name="ro2">
          <table:table-cell office:value-type="string">
            <text:p>43146662L</text:p>
          </table:table-cell>
          <table:table-cell office:value-type="string">
            <text:p>Cabeza Leonés, Ismael</text:p>
          </table:table-cell>
          <table:table-cell office:value-type="float" office:value="3.25">
            <text:p>3,25</text:p>
          </table:table-cell>
          <table:table-cell office:value-type="float" office:value="6">
            <text:p>6</text:p>
          </table:table-cell>
          <table:table-cell table:formula="of:=IF(OR([.C14]&lt;&gt;&quot;&quot;;[.D14]&lt;&gt;&quot;&quot;);[.C14]+[.D14];&quot;&quot;)" office:value-type="float" office:value="9.25">
            <text:p>9,25</text:p>
          </table:table-cell>
        </table:table-row>
        <table:table-row table:style-name="ro2">
          <table:table-cell office:value-type="string">
            <text:p>43206510K</text:p>
          </table:table-cell>
          <table:table-cell office:value-type="string">
            <text:p>Calafell Alemany, Francisco Javier</text:p>
          </table:table-cell>
          <table:table-cell/>
          <table:table-cell office:value-type="float" office:value="2.5">
            <text:p>2,5</text:p>
          </table:table-cell>
          <table:table-cell table:formula="of:=IF(OR([.C15]&lt;&gt;&quot;&quot;;[.D15]&lt;&gt;&quot;&quot;);[.C15]+[.D15];&quot;&quot;)" office:value-type="float" office:value="2.5">
            <text:p>2,5</text:p>
          </table:table-cell>
        </table:table-row>
        <table:table-row table:style-name="ro2">
          <table:table-cell office:value-type="string">
            <text:p>43464770Z</text:p>
          </table:table-cell>
          <table:table-cell office:value-type="string">
            <text:p>Carbonell Florit, Pablo</text:p>
          </table:table-cell>
          <table:table-cell office:value-type="float" office:value="3.75">
            <text:p>3,75</text:p>
          </table:table-cell>
          <table:table-cell office:value-type="float" office:value="6">
            <text:p>6</text:p>
          </table:table-cell>
          <table:table-cell table:formula="of:=IF(OR([.C16]&lt;&gt;&quot;&quot;;[.D16]&lt;&gt;&quot;&quot;);[.C16]+[.D16];&quot;&quot;)" office:value-type="float" office:value="9.75">
            <text:p>9,75</text:p>
          </table:table-cell>
        </table:table-row>
        <table:table-row table:style-name="ro2">
          <table:table-cell office:value-type="string">
            <text:p>43180453T</text:p>
          </table:table-cell>
          <table:table-cell office:value-type="string">
            <text:p>Carrión Martínez, Miguel</text:p>
          </table:table-cell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table:formula="of:=IF(OR([.C17]&lt;&gt;&quot;&quot;;[.D17]&lt;&gt;&quot;&quot;);[.C17]+[.D17];&quot;&quot;)" office:value-type="float" office:value="7">
            <text:p>7</text:p>
          </table:table-cell>
        </table:table-row>
        <table:table-row table:style-name="ro2">
          <table:table-cell office:value-type="string">
            <text:p>43158815M</text:p>
          </table:table-cell>
          <table:table-cell office:value-type="string">
            <text:p>Castillo Rubio, Pedro Santiago</text:p>
          </table:table-cell>
          <table:table-cell office:value-type="float" office:value="1.5">
            <text:p>1,5</text:p>
          </table:table-cell>
          <table:table-cell office:value-type="float" office:value="5.5">
            <text:p>5,5</text:p>
          </table:table-cell>
          <table:table-cell table:formula="of:=IF(OR([.C18]&lt;&gt;&quot;&quot;;[.D18]&lt;&gt;&quot;&quot;);[.C18]+[.D18];&quot;&quot;)" office:value-type="float" office:value="7">
            <text:p>7</text:p>
          </table:table-cell>
        </table:table-row>
        <table:table-row table:style-name="ro2">
          <table:table-cell office:value-type="string">
            <text:p>43147959M</text:p>
          </table:table-cell>
          <table:table-cell office:value-type="string">
            <text:p>Cloquell Espases, Miguel Ánge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OR([.C19]&lt;&gt;&quot;&quot;;[.D19]&lt;&gt;&quot;&quot;);[.C19]+[.D19];&quot;&quot;)" office:value-type="float" office:value="3">
            <text:p>3</text:p>
          </table:table-cell>
        </table:table-row>
        <table:table-row table:style-name="ro2">
          <table:table-cell office:value-type="string">
            <text:p>43172115B</text:p>
          </table:table-cell>
          <table:table-cell office:value-type="string">
            <text:p>Costa Algaba, Alberto</text:p>
          </table:table-cell>
          <table:table-cell office:value-type="float" office:value="1.5">
            <text:p>1,5</text:p>
          </table:table-cell>
          <table:table-cell office:value-type="float" office:value="4.5">
            <text:p>4,5</text:p>
          </table:table-cell>
          <table:table-cell table:formula="of:=IF(OR([.C20]&lt;&gt;&quot;&quot;;[.D20]&lt;&gt;&quot;&quot;);[.C20]+[.D20];&quot;&quot;)" office:value-type="float" office:value="6">
            <text:p>6</text:p>
          </table:table-cell>
        </table:table-row>
        <table:table-row table:style-name="ro2">
          <table:table-cell office:value-type="string">
            <text:p>43144133C</text:p>
          </table:table-cell>
          <table:table-cell office:value-type="string">
            <text:p>De Ayarra Del Olmo, Juan Manuel</text:p>
          </table:table-cell>
          <table:table-cell table:number-columns-repeated="2"/>
          <table:table-cell table:formula="of:=IF(OR([.C21]&lt;&gt;&quot;&quot;;[.D21]&lt;&gt;&quot;&quot;);[.C21]+[.D21];&quot;&quot;)">
            <text:p/>
          </table:table-cell>
        </table:table-row>
        <table:table-row table:style-name="ro2">
          <table:table-cell office:value-type="string">
            <text:p>43201613T</text:p>
          </table:table-cell>
          <table:table-cell office:value-type="string">
            <text:p>de la Sierra Suau, Mari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OR([.C22]&lt;&gt;&quot;&quot;;[.D22]&lt;&gt;&quot;&quot;);[.C22]+[.D22];&quot;&quot;)" office:value-type="float" office:value="9">
            <text:p>9</text:p>
          </table:table-cell>
        </table:table-row>
        <table:table-row table:style-name="ro2">
          <table:table-cell office:value-type="string">
            <text:p>43204119E</text:p>
          </table:table-cell>
          <table:table-cell office:value-type="string">
            <text:p>Fernández González, Rafael</text:p>
          </table:table-cell>
          <table:table-cell office:value-type="float" office:value="3.75">
            <text:p>3,75</text:p>
          </table:table-cell>
          <table:table-cell office:value-type="float" office:value="6">
            <text:p>6</text:p>
          </table:table-cell>
          <table:table-cell table:formula="of:=IF(OR([.C23]&lt;&gt;&quot;&quot;;[.D23]&lt;&gt;&quot;&quot;);[.C23]+[.D23];&quot;&quot;)" office:value-type="float" office:value="9.75">
            <text:p>9,75</text:p>
          </table:table-cell>
        </table:table-row>
        <table:table-row table:style-name="ro2">
          <table:table-cell office:value-type="string">
            <text:p>43056670A</text:p>
          </table:table-cell>
          <table:table-cell office:value-type="string">
            <text:p>Fiori Sabaté, Norberto Daniel</text:p>
          </table:table-cell>
          <table:table-cell table:number-columns-repeated="2"/>
          <table:table-cell table:formula="of:=IF(OR([.C24]&lt;&gt;&quot;&quot;;[.D24]&lt;&gt;&quot;&quot;);[.C24]+[.D24];&quot;&quot;)">
            <text:p/>
          </table:table-cell>
        </table:table-row>
        <table:table-row table:style-name="ro2">
          <table:table-cell office:value-type="string">
            <text:p>43185631A</text:p>
          </table:table-cell>
          <table:table-cell office:value-type="string">
            <text:p>Gijón Vaquer, María José</text:p>
          </table:table-cell>
          <table:table-cell/>
          <table:table-cell office:value-type="float" office:value="1.5">
            <text:p>1,5</text:p>
          </table:table-cell>
          <table:table-cell table:formula="of:=IF(OR([.C25]&lt;&gt;&quot;&quot;;[.D25]&lt;&gt;&quot;&quot;);[.C25]+[.D25];&quot;&quot;)" office:value-type="float" office:value="1.5">
            <text:p>1,5</text:p>
          </table:table-cell>
        </table:table-row>
        <table:table-row table:style-name="ro2">
          <table:table-cell office:value-type="string">
            <text:p>43052686K</text:p>
          </table:table-cell>
          <table:table-cell office:value-type="string">
            <text:p>Gómez Lozano, Santiago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formula="of:=IF(OR([.C26]&lt;&gt;&quot;&quot;;[.D26]&lt;&gt;&quot;&quot;);[.C26]+[.D26];&quot;&quot;)" office:value-type="float" office:value="3.5">
            <text:p>3,5</text:p>
          </table:table-cell>
        </table:table-row>
        <table:table-row table:style-name="ro2">
          <table:table-cell office:value-type="string">
            <text:p>41541494K</text:p>
          </table:table-cell>
          <table:table-cell office:value-type="string">
            <text:p>González Ballester, José María</text:p>
          </table:table-cell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table:formula="of:=IF(OR([.C27]&lt;&gt;&quot;&quot;;[.D27]&lt;&gt;&quot;&quot;);[.C27]+[.D27];&quot;&quot;)" office:value-type="float" office:value="7">
            <text:p>7</text:p>
          </table:table-cell>
        </table:table-row>
        <table:table-row table:style-name="ro2">
          <table:table-cell office:value-type="string">
            <text:p>X8674654C</text:p>
          </table:table-cell>
          <table:table-cell office:value-type="string">
            <text:p>Guerrón Escudero, César Agustín</text:p>
          </table:table-cell>
          <table:table-cell table:number-columns-repeated="2" office:value-type="float" office:value="0">
            <text:p>0</text:p>
          </table:table-cell>
          <table:table-cell table:formula="of:=IF(OR([.C28]&lt;&gt;&quot;&quot;;[.D28]&lt;&gt;&quot;&quot;);[.C28]+[.D28];&quot;&quot;)" office:value-type="float" office:value="0">
            <text:p>0</text:p>
          </table:table-cell>
        </table:table-row>
        <table:table-row table:style-name="ro2">
          <table:table-cell office:value-type="string">
            <text:p>71449517V</text:p>
          </table:table-cell>
          <table:table-cell office:value-type="string">
            <text:p>Inguanzo Morán, Ariana</text:p>
          </table:table-cell>
          <table:table-cell office:value-type="float" office:value="3.25">
            <text:p>3,25</text:p>
          </table:table-cell>
          <table:table-cell office:value-type="float" office:value="1">
            <text:p>1</text:p>
          </table:table-cell>
          <table:table-cell table:formula="of:=IF(OR([.C29]&lt;&gt;&quot;&quot;;[.D29]&lt;&gt;&quot;&quot;);[.C29]+[.D29];&quot;&quot;)" office:value-type="float" office:value="4.25">
            <text:p>4,25</text:p>
          </table:table-cell>
        </table:table-row>
        <table:table-row table:style-name="ro2">
          <table:table-cell office:value-type="string">
            <text:p>43088337E</text:p>
          </table:table-cell>
          <table:table-cell office:value-type="string">
            <text:p>Jódar Roca, Jose Gustavo</text:p>
          </table:table-cell>
          <table:table-cell/>
          <table:table-cell office:value-type="float" office:value="4">
            <text:p>4</text:p>
          </table:table-cell>
          <table:table-cell table:formula="of:=IF(OR([.C30]&lt;&gt;&quot;&quot;;[.D30]&lt;&gt;&quot;&quot;);[.C30]+[.D30];&quot;&quot;)" office:value-type="float" office:value="4">
            <text:p>4</text:p>
          </table:table-cell>
        </table:table-row>
        <table:table-row table:style-name="ro2">
          <table:table-cell office:value-type="string">
            <text:p>X2469757V</text:p>
          </table:table-cell>
          <table:table-cell office:value-type="string">
            <text:p>Kettlitz , Björn</text:p>
          </table:table-cell>
          <table:table-cell office:value-type="float" office:value="3">
            <text:p>3</text:p>
          </table:table-cell>
          <table:table-cell office:value-type="float" office:value="5.5">
            <text:p>5,5</text:p>
          </table:table-cell>
          <table:table-cell table:formula="of:=IF(OR([.C31]&lt;&gt;&quot;&quot;;[.D31]&lt;&gt;&quot;&quot;);[.C31]+[.D31];&quot;&quot;)" office:value-type="float" office:value="8.5">
            <text:p>8,5</text:p>
          </table:table-cell>
        </table:table-row>
        <table:table-row table:style-name="ro2">
          <table:table-cell office:value-type="string">
            <text:p>43235224P</text:p>
          </table:table-cell>
          <table:table-cell office:value-type="string">
            <text:p>Llull Coll, Catalina</text:p>
          </table:table-cell>
          <table:table-cell office:value-type="float" office:value="3.75">
            <text:p>3,75</text:p>
          </table:table-cell>
          <table:table-cell office:value-type="float" office:value="4.5">
            <text:p>4,5</text:p>
          </table:table-cell>
          <table:table-cell table:formula="of:=IF(OR([.C32]&lt;&gt;&quot;&quot;;[.D32]&lt;&gt;&quot;&quot;);[.C32]+[.D32];&quot;&quot;)" office:value-type="float" office:value="8.25">
            <text:p>8,25</text:p>
          </table:table-cell>
        </table:table-row>
        <table:table-row table:style-name="ro2">
          <table:table-cell office:value-type="string">
            <text:p>43182666M</text:p>
          </table:table-cell>
          <table:table-cell office:value-type="string">
            <text:p>López Amengual, Joan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formula="of:=IF(OR([.C33]&lt;&gt;&quot;&quot;;[.D33]&lt;&gt;&quot;&quot;);[.C33]+[.D33];&quot;&quot;)" office:value-type="float" office:value="6.5">
            <text:p>6,5</text:p>
          </table:table-cell>
        </table:table-row>
        <table:table-row table:style-name="ro2">
          <table:table-cell office:value-type="string">
            <text:p>41571721A</text:p>
          </table:table-cell>
          <table:table-cell office:value-type="string">
            <text:p>Luna Torres, Enrique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C34]&lt;&gt;&quot;&quot;;[.D34]&lt;&gt;&quot;&quot;);[.C34]+[.D34];&quot;&quot;)" office:value-type="float" office:value="7.5">
            <text:p>7,5</text:p>
          </table:table-cell>
        </table:table-row>
        <table:table-row table:style-name="ro2">
          <table:table-cell office:value-type="string">
            <text:p>43187020N</text:p>
          </table:table-cell>
          <table:table-cell office:value-type="string">
            <text:p>Martí Osorio, Alba</text:p>
          </table:table-cell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table:formula="of:=IF(OR([.C35]&lt;&gt;&quot;&quot;;[.D35]&lt;&gt;&quot;&quot;);[.C35]+[.D35];&quot;&quot;)" office:value-type="float" office:value="4">
            <text:p>4</text:p>
          </table:table-cell>
        </table:table-row>
        <table:table-row table:style-name="ro2">
          <table:table-cell office:value-type="string">
            <text:p>43115999S</text:p>
          </table:table-cell>
          <table:table-cell office:value-type="string">
            <text:p>Martín Matas, Francisco Javier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table:formula="of:=IF(OR([.C36]&lt;&gt;&quot;&quot;;[.D36]&lt;&gt;&quot;&quot;);[.C36]+[.D36];&quot;&quot;)" office:value-type="float" office:value="8.5">
            <text:p>8,5</text:p>
          </table:table-cell>
        </table:table-row>
        <table:table-row table:style-name="ro2">
          <table:table-cell office:value-type="string">
            <text:p>43201396J</text:p>
          </table:table-cell>
          <table:table-cell office:value-type="string">
            <text:p>Martínez Riera, Carlos Manuel</text:p>
          </table:table-cell>
          <table:table-cell/>
          <table:table-cell office:value-type="float" office:value="3">
            <text:p>3</text:p>
          </table:table-cell>
          <table:table-cell table:formula="of:=IF(OR([.C37]&lt;&gt;&quot;&quot;;[.D37]&lt;&gt;&quot;&quot;);[.C37]+[.D37];&quot;&quot;)" office:value-type="float" office:value="3">
            <text:p>3</text:p>
          </table:table-cell>
        </table:table-row>
        <table:table-row table:style-name="ro2">
          <table:table-cell office:value-type="string">
            <text:p>43170511V</text:p>
          </table:table-cell>
          <table:table-cell office:value-type="string">
            <text:p>Martínez Torrens, Carlos</text:p>
          </table:table-cell>
          <table:table-cell office:value-type="float" office:value="1.5">
            <text:p>1,5</text:p>
          </table:table-cell>
          <table:table-cell office:value-type="float" office:value="5">
            <text:p>5</text:p>
          </table:table-cell>
          <table:table-cell table:formula="of:=IF(OR([.C38]&lt;&gt;&quot;&quot;;[.D38]&lt;&gt;&quot;&quot;);[.C38]+[.D38];&quot;&quot;)" office:value-type="float" office:value="6.5">
            <text:p>6,5</text:p>
          </table:table-cell>
        </table:table-row>
        <table:table-row table:style-name="ro2">
          <table:table-cell office:value-type="string">
            <text:p>43055717Q</text:p>
          </table:table-cell>
          <table:table-cell office:value-type="string">
            <text:p>Mas Rossello, Lorenzo</text:p>
          </table:table-cell>
          <table:table-cell table:number-columns-repeated="2"/>
          <table:table-cell table:formula="of:=IF(OR([.C39]&lt;&gt;&quot;&quot;;[.D39]&lt;&gt;&quot;&quot;);[.C39]+[.D39];&quot;&quot;)">
            <text:p/>
          </table:table-cell>
        </table:table-row>
        <table:table-row table:style-name="ro2">
          <table:table-cell office:value-type="string">
            <text:p>43165434T</text:p>
          </table:table-cell>
          <table:table-cell office:value-type="string">
            <text:p>Navarro Rodríguez, Carlos</text:p>
          </table:table-cell>
          <table:table-cell table:number-columns-repeated="2"/>
          <table:table-cell table:formula="of:=IF(OR([.C40]&lt;&gt;&quot;&quot;;[.D40]&lt;&gt;&quot;&quot;);[.C40]+[.D40];&quot;&quot;)">
            <text:p/>
          </table:table-cell>
        </table:table-row>
        <table:table-row table:style-name="ro2">
          <table:table-cell office:value-type="string">
            <text:p>41520524G</text:p>
          </table:table-cell>
          <table:table-cell office:value-type="string">
            <text:p>Nolla Bordoy, José</text:p>
          </table:table-cell>
          <table:table-cell office:value-type="float" office:value="1.5">
            <text:p>1,5</text:p>
          </table:table-cell>
          <table:table-cell office:value-type="float" office:value="4.5">
            <text:p>4,5</text:p>
          </table:table-cell>
          <table:table-cell table:formula="of:=IF(OR([.C41]&lt;&gt;&quot;&quot;;[.D41]&lt;&gt;&quot;&quot;);[.C41]+[.D41];&quot;&quot;)" office:value-type="float" office:value="6">
            <text:p>6</text:p>
          </table:table-cell>
        </table:table-row>
        <table:table-row table:style-name="ro2">
          <table:table-cell office:value-type="string">
            <text:p>43169485A</text:p>
          </table:table-cell>
          <table:table-cell office:value-type="string">
            <text:p>Orfila Gamundi, Álvaro</text:p>
          </table:table-cell>
          <table:table-cell office:value-type="float" office:value="1.5">
            <text:p>1,5</text:p>
          </table:table-cell>
          <table:table-cell office:value-type="float" office:value="5.5">
            <text:p>5,5</text:p>
          </table:table-cell>
          <table:table-cell table:formula="of:=IF(OR([.C42]&lt;&gt;&quot;&quot;;[.D42]&lt;&gt;&quot;&quot;);[.C42]+[.D42];&quot;&quot;)" office:value-type="float" office:value="7">
            <text:p>7</text:p>
          </table:table-cell>
        </table:table-row>
        <table:table-row table:style-name="ro2">
          <table:table-cell office:value-type="string">
            <text:p>43187375E</text:p>
          </table:table-cell>
          <table:table-cell office:value-type="string">
            <text:p>Ortega Alomar, Juan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formula="of:=IF(OR([.C43]&lt;&gt;&quot;&quot;;[.D43]&lt;&gt;&quot;&quot;);[.C43]+[.D43];&quot;&quot;)" office:value-type="float" office:value="5.5">
            <text:p>5,5</text:p>
          </table:table-cell>
        </table:table-row>
        <table:table-row table:style-name="ro2">
          <table:table-cell office:value-type="string">
            <text:p>20087537G</text:p>
          </table:table-cell>
          <table:table-cell office:value-type="string">
            <text:p>Pellicer Raja, Isabel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table:formula="of:=IF(OR([.C44]&lt;&gt;&quot;&quot;;[.D44]&lt;&gt;&quot;&quot;);[.C44]+[.D44];&quot;&quot;)" office:value-type="float" office:value="3.5">
            <text:p>3,5</text:p>
          </table:table-cell>
        </table:table-row>
        <table:table-row table:style-name="ro2">
          <table:table-cell office:value-type="string">
            <text:p>43148171X</text:p>
          </table:table-cell>
          <table:table-cell office:value-type="string">
            <text:p>Roca Ferrer, Juan</text:p>
          </table:table-cell>
          <table:table-cell table:number-columns-repeated="2"/>
          <table:table-cell table:formula="of:=IF(OR([.C45]&lt;&gt;&quot;&quot;;[.D45]&lt;&gt;&quot;&quot;);[.C45]+[.D45];&quot;&quot;)">
            <text:p/>
          </table:table-cell>
        </table:table-row>
        <table:table-row table:style-name="ro2">
          <table:table-cell office:value-type="string">
            <text:p>43163736G</text:p>
          </table:table-cell>
          <table:table-cell office:value-type="string">
            <text:p>Roca Massanet, Jaume</text:p>
          </table:table-cell>
          <table:table-cell table:number-columns-repeated="2"/>
          <table:table-cell table:formula="of:=IF(OR([.C46]&lt;&gt;&quot;&quot;;[.D46]&lt;&gt;&quot;&quot;);[.C46]+[.D46];&quot;&quot;)">
            <text:p/>
          </table:table-cell>
        </table:table-row>
        <table:table-row table:style-name="ro2">
          <table:table-cell office:value-type="string">
            <text:p>43166360Y</text:p>
          </table:table-cell>
          <table:table-cell office:value-type="string">
            <text:p>Ródenas de Enrique, Francisco</text:p>
          </table:table-cell>
          <table:table-cell office:value-type="float" office:value="2.8">
            <text:p>2,8</text:p>
          </table:table-cell>
          <table:table-cell office:value-type="float" office:value="2.5">
            <text:p>2,5</text:p>
          </table:table-cell>
          <table:table-cell table:formula="of:=IF(OR([.C47]&lt;&gt;&quot;&quot;;[.D47]&lt;&gt;&quot;&quot;);[.C47]+[.D47];&quot;&quot;)" office:value-type="float" office:value="5.3">
            <text:p>5,3</text:p>
          </table:table-cell>
        </table:table-row>
        <table:table-row table:style-name="ro2">
          <table:table-cell office:value-type="string">
            <text:p>05896460L</text:p>
          </table:table-cell>
          <table:table-cell office:value-type="string">
            <text:p>Rodríguez Jiménez, Pedro Fernando</text:p>
          </table:table-cell>
          <table:table-cell office:value-type="float" office:value="2.5">
            <text:p>2,5</text:p>
          </table:table-cell>
          <table:table-cell office:value-type="float" office:value="5">
            <text:p>5</text:p>
          </table:table-cell>
          <table:table-cell table:formula="of:=IF(OR([.C48]&lt;&gt;&quot;&quot;;[.D48]&lt;&gt;&quot;&quot;);[.C48]+[.D48];&quot;&quot;)" office:value-type="float" office:value="7.5">
            <text:p>7,5</text:p>
          </table:table-cell>
        </table:table-row>
        <table:table-row table:style-name="ro2">
          <table:table-cell office:value-type="string">
            <text:p>43184455T</text:p>
          </table:table-cell>
          <table:table-cell office:value-type="string">
            <text:p>Rosselló Chaves, Julià</text:p>
          </table:table-cell>
          <table:table-cell office:value-type="float" office:value="2.5">
            <text:p>2,5</text:p>
          </table:table-cell>
          <table:table-cell office:value-type="float" office:value="5.5">
            <text:p>5,5</text:p>
          </table:table-cell>
          <table:table-cell table:formula="of:=IF(OR([.C49]&lt;&gt;&quot;&quot;;[.D49]&lt;&gt;&quot;&quot;);[.C49]+[.D49];&quot;&quot;)" office:value-type="float" office:value="8">
            <text:p>8</text:p>
          </table:table-cell>
        </table:table-row>
        <table:table-row table:style-name="ro2">
          <table:table-cell office:value-type="string">
            <text:p>43182643M</text:p>
          </table:table-cell>
          <table:table-cell office:value-type="string">
            <text:p>Seguí Vich, Marta</text:p>
          </table:table-cell>
          <table:table-cell office:value-type="float" office:value="3.75">
            <text:p>3,75</text:p>
          </table:table-cell>
          <table:table-cell office:value-type="float" office:value="6">
            <text:p>6</text:p>
          </table:table-cell>
          <table:table-cell table:formula="of:=IF(OR([.C50]&lt;&gt;&quot;&quot;;[.D50]&lt;&gt;&quot;&quot;);[.C50]+[.D50];&quot;&quot;)" office:value-type="float" office:value="9.75">
            <text:p>9,75</text:p>
          </table:table-cell>
        </table:table-row>
        <table:table-row table:style-name="ro2">
          <table:table-cell office:value-type="string">
            <text:p>43189551J</text:p>
          </table:table-cell>
          <table:table-cell office:value-type="string">
            <text:p>Segura Ferragut, Antonio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table:formula="of:=IF(OR([.C51]&lt;&gt;&quot;&quot;;[.D51]&lt;&gt;&quot;&quot;);[.C51]+[.D51];&quot;&quot;)" office:value-type="float" office:value="6">
            <text:p>6</text:p>
          </table:table-cell>
        </table:table-row>
        <table:table-row table:style-name="ro2">
          <table:table-cell office:value-type="string">
            <text:p>43228586V</text:p>
          </table:table-cell>
          <table:table-cell office:value-type="string">
            <text:p>Sibole Cabot, Jaume Francesc</text:p>
          </table:table-cell>
          <table:table-cell office:value-type="float" office:value="3.75">
            <text:p>3,75</text:p>
          </table:table-cell>
          <table:table-cell office:value-type="float" office:value="3">
            <text:p>3</text:p>
          </table:table-cell>
          <table:table-cell table:formula="of:=IF(OR([.C52]&lt;&gt;&quot;&quot;;[.D52]&lt;&gt;&quot;&quot;);[.C52]+[.D52];&quot;&quot;)" office:value-type="float" office:value="6.75">
            <text:p>6,75</text:p>
          </table:table-cell>
        </table:table-row>
        <table:table-row table:style-name="ro2">
          <table:table-cell office:value-type="string">
            <text:p>34069070K</text:p>
          </table:table-cell>
          <table:table-cell office:value-type="string">
            <text:p>Sojo Calvo, Jorge</text:p>
          </table:table-cell>
          <table:table-cell table:number-columns-repeated="2"/>
          <table:table-cell table:formula="of:=IF(OR([.C53]&lt;&gt;&quot;&quot;;[.D53]&lt;&gt;&quot;&quot;);[.C53]+[.D53];&quot;&quot;)">
            <text:p/>
          </table:table-cell>
        </table:table-row>
        <table:table-row table:style-name="ro2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number-columns-repeated="2"/>
          <table:table-cell table:formula="of:=IF(OR([.C54]&lt;&gt;&quot;&quot;;[.D54]&lt;&gt;&quot;&quot;);[.C54]+[.D54];&quot;&quot;)">
            <text:p/>
          </table:table-cell>
        </table:table-row>
        <table:table-row table:style-name="ro2">
          <table:table-cell office:value-type="string">
            <text:p>50548244V</text:p>
          </table:table-cell>
          <table:table-cell office:value-type="string">
            <text:p>Wankana Santizo, Sakuaku</text:p>
          </table:table-cell>
          <table:table-cell table:number-columns-repeated="2"/>
          <table:table-cell table:formula="of:=IF(OR([.C55]&lt;&gt;&quot;&quot;;[.D55]&lt;&gt;&quot;&quot;);[.C55]+[.D55];&quot;&quot;)">
            <text:p/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Sheet1.E59:Sheet1.E5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3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8M35S</meta:editing-duration>
    <meta:editing-cycles>12</meta:editing-cycles>
    <meta:generator>OpenOffice.org/3.3$Unix OpenOffice.org_project/330m20$Build-9567</meta:generator>
    <dc:date>2012-04-11T13:01:55</dc:date>
    <dc:creator>José Luis Lisani</dc:creator>
    <meta:document-statistic meta:table-count="3" meta:cell-count="346" meta:object-count="0"/>
    <meta:user-defined meta:name="Info 1"/>
    <meta:user-defined meta:name="Info 2"/>
    <meta:user-defined meta:name="Info 3"/>
    <meta:user-defined meta:name="Info 4"/>
  </office:meta>
</office:document-meta>
</file>